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LanguageRuntimeRegistry.evaluateAsString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RuntimeRegistry.evaluateAsDate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RuntimeRegistry.ExpressionLanguageRuntim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pressionLanguageRuntimeRegistry.evaluateNode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RuntimeRegistry.evaluateAsDuration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RuntimeRegistry.evaluateAsNumber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RuntimeRegistry.evaluate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RuntimeRegistry.registerRuntime( OExpressionLanguage oela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pressionLanguageRuntimeRegistry.evaluateAsBoolean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RuntimeRegistry.findRuntime( OExpression c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